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786a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865c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40d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4d86c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e6bc" officeooo:paragraph-rsid="0050e6b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e6bc" officeooo:paragraph-rsid="004d86c9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0e6bc" officeooo:paragraph-rsid="0050e6bc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6540" officeooo:paragraph-rsid="004d86c9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40dbd" officeooo:paragraph-rsid="004c579c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40dbd" officeooo:paragraph-rsid="00440dbd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40dbd" officeooo:paragraph-rsid="0050e6bc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786ac" officeooo:paragraph-rsid="004786ac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51fa83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4786ac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4c579c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50e6bc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440dbd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50e6bc"/>
    </style:style>
    <style:style style:name="P23" style:family="paragraph" style:parent-style-name="Standard">
      <style:paragraph-properties fo:text-align="start" style:justify-single-word="false"/>
      <style:text-properties officeooo:paragraph-rsid="0060cd54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50e6bc" officeooo:paragraph-rsid="0050e6bc"/>
    </style:style>
    <style:style style:name="P25" style:family="paragraph" style:parent-style-name="Standard" style:list-style-name="L4">
      <style:paragraph-properties fo:text-align="start" style:justify-single-word="false"/>
      <style:text-properties fo:font-weight="normal" officeooo:rsid="0050e6bc" officeooo:paragraph-rsid="0050e6bc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normal" officeooo:rsid="004786ac" officeooo:paragraph-rsid="004786ac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0cd54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0cd54" style:font-weight-asian="bold" style:font-weight-complex="bold"/>
    </style:style>
    <style:style style:name="T1" style:family="text">
      <style:text-properties style:font-name="DejaVu Sans Condensed" fo:font-size="12pt" fo:font-weight="normal" officeooo:rsid="00440dbd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786ac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a8a9a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579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0e6bc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8b46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374f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0e6b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9e1d8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cdb19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f688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style:font-size-asian="12pt" style:font-size-complex="12pt"/>
    </style:style>
    <style:style style:name="T16" style:family="text">
      <style:text-properties style:font-name="DejaVu Sans Condensed" fo:font-size="12pt" officeooo:rsid="004a8a9a" style:font-size-asian="12pt" style:font-size-complex="12pt"/>
    </style:style>
    <style:style style:name="T17" style:family="text">
      <style:text-properties officeooo:rsid="0045b447"/>
    </style:style>
    <style:style style:name="T18" style:family="text">
      <style:text-properties officeooo:rsid="004786ac"/>
    </style:style>
    <style:style style:name="T19" style:family="text">
      <style:text-properties officeooo:rsid="004a8a9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d86c9" style:font-weight-asian="bold" style:font-weight-complex="bold"/>
    </style:style>
    <style:style style:name="T22" style:family="text">
      <style:text-properties fo:font-weight="bold" officeooo:rsid="0050e6bc" style:font-weight-asian="bold" style:font-weight-complex="bold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solid" style:text-line-through-type="single" style:font-name="DejaVu Sans Condensed" fo:font-size="12pt" fo:font-weight="normal" officeooo:rsid="00440dbd" style:font-size-asian="12pt" style:font-weight-asian="normal" style:font-size-complex="12pt" style:font-weight-complex="normal"/>
    </style:style>
    <style:style style:name="T25" style:family="text">
      <style:text-properties style:text-line-through-style="solid" style:text-line-through-type="single" style:font-name="DejaVu Sans Condensed" fo:font-size="12pt" fo:font-weight="normal" officeooo:rsid="0050e6bc" style:font-size-asian="12pt" style:font-weight-asian="normal" style:font-size-complex="12pt" style:font-weight-complex="normal"/>
    </style:style>
    <style:style style:name="T26" style:family="text">
      <style:text-properties style:text-line-through-style="solid" style:text-line-through-type="single" style:font-name="DejaVu Sans Condensed" fo:font-size="12pt" style:font-size-asian="12pt" style:font-size-complex="12pt"/>
    </style:style>
    <style:style style:name="T27" style:family="text">
      <style:text-properties style:text-line-through-style="solid" style:text-line-through-type="single" fo:font-weight="bold" style:font-weight-asian="bold" style:font-weight-complex="bold"/>
    </style:style>
    <style:style style:name="T28" style:family="text">
      <style:text-properties officeooo:rsid="0043fefd"/>
    </style:style>
    <style:style style:name="T29" style:family="text">
      <style:text-properties officeooo:rsid="0050e6bc"/>
    </style:style>
    <style:style style:name="T30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4786ac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style="normal" style:text-underline-style="none" fo:font-weight="normal" officeooo:rsid="0050e6bc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32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B1" office:value-type="string">
            <text:p text:style-name="P28">4xx - A2A</text:p>
          </table:table-cell>
          <table:table-cell table:style-name="Table1.E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3"><text:span text:style-name="T13">5</text:span><text:span text:style-name="T14">0</text:span><text:span text:style-name="T12">1</text:span><text:span text:style-name="T7"> - </text:span><text:span text:style-name="T12">A/</text:span><text:span text:style-name="T13">G</text:span><text:span text:style-name="T12"> -</text:span><text:span text:style-name="T7"> </text:span><text:span text:style-name="T8">Stores List</text:span></text:p>
      <text:p text:style-name="P4"/>
      <text:p text:style-name="P5">Pods:</text:p>
      <text:list text:style-name="L1">
        <text:list-item>
          <text:p text:style-name="P9"><text:span text:style-name="T21">A</text:span><text:span text:style-name="T20">SO-2</text:span><text:span text:style-name="T23"><text:tab/><text:tab/><text:tab/><text:tab/><text:tab/></text:span>Chaff/flare launcher (station 6 only)</text:p>
        </text:list-item>
        <text:list-item>
          <text:p text:style-name="P9"><text:span text:style-name="T20">SPRD-99</text:span><text:span text:style-name="T23"><text:tab/><text:tab/><text:tab/><text:tab/><text:tab/></text:span>JATO bottles (station 6 only)</text:p>
        </text:list-item>
        <text:list-item>
          <text:p text:style-name="P9"><text:span text:style-name="T20">UPK-23-250<text:tab/></text:span><text:span text:style-name="T27"><text:tab/><text:tab/><text:tab/><text:tab/></text:span>23mm gun pod (stations 2/4 only)</text:p>
        </text:list-item>
        <text:list-item>
          <text:p text:style-name="P12"><text:span text:style-name="T21">SPS-141-</text:span><text:span text:style-name="T22">100</text:span><text:span text:style-name="T23"><text:tab/><text:tab/><text:tab/><text:tab/></text:span><text:span text:style-name="T28">ECM jammer </text:span>(station<text:span text:style-name="T28"> </text:span><text:span text:style-name="T29">3</text:span> <text:span text:style-name="T28">only</text:span>)</text:p>
        </text:list-item>
      </text:list>
      <text:p text:style-name="P8"/>
      <text:p text:style-name="P6">AG Missiles</text:p>
      <text:list text:style-name="L2">
        <text:list-item>
          <text:p text:style-name="P17"><text:span text:style-name="T11">Kh-66 GROM</text:span><text:span text:style-name="T25"><text:tab/><text:tab/><text:tab/></text:span><text:span text:style-name="T5">Radar beam-riding A/G missile (stations 2/4 only)</text:span></text:p>
        </text:list-item>
      </text:list>
      <text:p text:style-name="P7"/>
      <text:p text:style-name="P3">Bombs:</text:p>
      <text:list text:style-name="L3">
        <text:list-item>
          <text:p text:style-name="P24"><text:span text:style-name="T9">B</text:span><text:span text:style-name="T6">L-755</text:span></text:p>
        </text:list-item>
        <text:list-item>
          <text:p text:style-name="P18"><text:span text:style-name="T9">BetAB-500</text:span><text:span text:style-name="T24"><text:tab/><text:tab/><text:tab/><text:tab/><text:tab/></text:span><text:span text:style-name="T1">Concrete piercing bomb, </text:span><text:span text:style-name="T2">low-drag (no parachute or rocket)</text:span></text:p>
        </text:list-item>
        <text:list-item>
          <text:p text:style-name="P13"><text:span text:style-name="T20">BetAB-500ShP</text:span><text:span text:style-name="T23"><text:tab/><text:tab/><text:tab/><text:tab/></text:span>Concrete piercing bomb, <text:span text:style-name="T18">high-drag (parachute and rocket)</text:span></text:p>
          <text:list>
            <text:list-item>
              <text:p text:style-name="P19"><text:span text:style-name="T4">D</text:span><text:span text:style-name="T1">rop </text:span><text:span text:style-name="T4">BetAB-500ShP</text:span><text:span text:style-name="T1"> between 150-1000 m</text:span></text:p>
            </text:list-item>
          </text:list>
        </text:list-item>
        <text:list-item>
          <text:p text:style-name="P14"><text:span text:style-name="T20">FAB-100</text:span><text:span text:style-name="T23"><text:tab/><text:tab/><text:tab/><text:tab/><text:tab/></text:span>GP HE bomb</text:p>
        </text:list-item>
        <text:list-item>
          <text:p text:style-name="P20"><text:span text:style-name="T9">FAB-100 </text:span><text:span text:style-name="T11">x 4</text:span><text:span text:style-name="T24"><text:tab/><text:tab/><text:tab/><text:tab/></text:span><text:span text:style-name="T30">M</text:span><text:span text:style-name="T31">ER</text:span><text:span text:style-name="T30"> with 4x </text:span><text:span text:style-name="T1">GP HE bomb</text:span></text:p>
        </text:list-item>
        <text:list-item>
          <text:p text:style-name="P14"><text:span text:style-name="T20">FAB-250</text:span><text:span text:style-name="T23"><text:tab/><text:tab/><text:tab/><text:tab/><text:tab/></text:span>GP HE bomb</text:p>
        </text:list-item>
        <text:list-item>
          <text:p text:style-name="P14"><text:span text:style-name="T20">FAB-500 M62</text:span><text:span text:style-name="T23"><text:tab/><text:tab/><text:tab/><text:tab/></text:span>GP HE bomb</text:p>
        </text:list-item>
        <text:list-item>
          <text:p text:style-name="P15"><text:span text:style-name="T20">RBK-250 - </text:span><text:span text:style-name="T22">42 </text:span><text:span text:style-name="T20">PTAB-2.5M</text:span><text:span text:style-name="T23"><text:tab/><text:tab/></text:span><text:span text:style-name="T17">Cluster bomb, AP</text:span></text:p>
        </text:list-item>
        <text:list-item>
          <text:p text:style-name="P10"><text:span text:style-name="T20">RBU-500-255 - 30x PTAB 10-5</text:span><text:span text:style-name="T23"><text:tab/></text:span>Cluster bomb, AP</text:p>
          <text:list>
            <text:list-item>
              <text:p text:style-name="P10"><text:span text:style-name="T18">Drop </text:span><text:span text:style-name="T19">RBKs</text:span><text:span text:style-name="T18"> at 300 m minimum</text:span></text:p>
            </text:list-item>
          </text:list>
        </text:list-item>
        <text:list-item>
          <text:p text:style-name="P10"><text:span text:style-name="T20">RN-24</text:span><text:span text:style-name="T23"><text:tab/><text:tab/><text:tab/><text:tab/><text:tab/></text:span>Nuke (banned on many servers)</text:p>
        </text:list-item>
        <text:list-item>
          <text:p text:style-name="P20"><text:span text:style-name="T11">RN-28</text:span><text:span text:style-name="T25"><text:tab/><text:tab/><text:tab/><text:tab/><text:tab/></text:span><text:span text:style-name="T5">Nuke (banned on many servers)</text:span></text:p>
        </text:list-item>
        <text:list-item>
          <text:p text:style-name="P21"><text:span text:style-name="T9">SAB-100</text:span><text:span text:style-name="T24"><text:tab/><text:tab/><text:tab/><text:tab/><text:tab/></text:span><text:span text:style-name="T1">Illumination Bomb, </text:span><text:span text:style-name="T2">d</text:span><text:span text:style-name="T1">rop between 1000-3000 m, </text:span><text:span text:style-name="T3">i</text:span><text:span text:style-name="T1">llumination lasts 1-5 minutes</text:span></text:p>
        </text:list-item>
      </text:list>
      <text:p text:style-name="P1"/>
      <text:p text:style-name="P1">Rockets:</text:p>
      <text:list text:style-name="L4">
        <text:list-item>
          <text:p text:style-name="P25"><text:span text:style-name="T10">S-</text:span><text:span text:style-name="T6">24A</text:span><text:span text:style-name="T26"><text:tab/><text:tab/><text:tab/><text:tab/><text:tab/></text:span><text:span text:style-name="T15">??</text:span></text:p>
        </text:list-item>
        <text:list-item>
          <text:p text:style-name="P26"><text:span text:style-name="T10">S-</text:span><text:span text:style-name="T6">24B</text:span><text:span text:style-name="T26"><text:tab/><text:tab/><text:tab/><text:tab/><text:tab/></text:span><text:span text:style-name="T16">240 mm, </text:span><text:span text:style-name="T15">123 kg blast/frag warhead, 2 km max range</text:span></text:p>
        </text:list-item>
        <text:list-item>
          <text:p text:style-name="P16"><text:span text:style-name="T20">S-25 OFM</text:span><text:span text:style-name="T23"><text:tab/><text:tab/><text:tab/><text:tab/><text:tab/></text:span>340 mm, 190 kg blast/frag warhead, 4 km max range</text:p>
        </text:list-item>
        <text:list-item>
          <text:p text:style-name="P11"><text:span text:style-name="T20">UB-16UM</text:span><text:span text:style-name="T23"><text:tab/><text:tab/><text:tab/><text:tab/><text:tab/></text:span>16x S<text:span text:style-name="T18">-5</text:span>M rockets, 5<text:span text:style-name="T19">7 mm, </text:span>HE<text:span text:style-name="T19"> warhead, 3-4 km max range</text:span></text:p>
        </text:list-item>
        <text:list-item>
          <text:p text:style-name="P22"><text:span text:style-name="T11">UB-32M</text:span><text:span text:style-name="T25"><text:tab/><text:tab/><text:tab/><text:tab/><text:tab/></text:span><text:span text:style-name="T5">32x S</text:span><text:span text:style-name="T2">-5</text:span><text:span text:style-name="T5">M rockets, 5</text:span><text:span text:style-name="T3">7 mm, </text:span><text:span text:style-name="T5">HE</text:span><text:span text:style-name="T3"> warhead, 3-4 km max range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2:07.694000000</dc:date>
    <meta:editing-duration>PT13H7M10S</meta:editing-duration>
    <meta:editing-cycles>61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5" meta:word-count="225" meta:character-count="1210" meta:non-whitespace-character-count="973"/>
  </office:meta>
</office:document-meta>
</file>